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system" style:font-pitch="variable"/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Standard">
      <style:paragraph-properties fo:text-align="center" style:justify-single-word="false" fo:padding-left="0in" fo:padding-right="0in" fo:padding-top="0in" fo:padding-bottom="0.028in" fo:border-left="none" fo:border-right="none" fo:border-top="none" fo:border-bottom="0.26pt solid #000001" style:shadow="non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5" style:family="paragraph" style:parent-style-name="Normal">
      <style:paragraph-properties fo:hyphenation-ladder-count="no-limit"/>
      <style:text-properties fo:hyphenate="true" loext:hyphenation-no-caps="false"/>
    </style:style>
    <style:style style:name="P6" style:family="paragraph" style:parent-style-name="Normal">
      <style:paragraph-properties fo:hyphenation-ladder-count="no-limit" fo:break-before="page"/>
      <style:text-properties fo:hyphenate="true" loext:hyphenation-no-caps="false"/>
    </style:style>
    <style:style style:name="P7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8" style:family="paragraph" style:parent-style-name="Standard">
      <style:paragraph-properties fo:margin-left="0in" fo:margin-right="0in" fo:text-indent="0in" style:auto-text-indent="false">
        <style:tab-stops/>
      </style:paragraph-properties>
    </style:style>
    <style:style style:name="P9" style:family="paragraph" style:parent-style-name="Standard" style:list-style-name="L36">
      <style:paragraph-properties>
        <style:tab-stops/>
      </style:paragraph-properties>
      <style:text-properties officeooo:paragraph-rsid="0021b2cc"/>
    </style:style>
    <style:style style:name="P10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officeooo:paragraph-rsid="001e8b2d"/>
    </style:style>
    <style:style style:name="P11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officeooo:paragraph-rsid="0021b2cc"/>
    </style:style>
    <style:style style:name="P12" style:family="paragraph" style:parent-style-name="Standard" style:list-style-name="L37">
      <style:paragraph-properties>
        <style:tab-stops/>
      </style:paragraph-properties>
      <style:text-properties officeooo:paragraph-rsid="0021b2cc"/>
    </style:style>
    <style:style style:name="P13" style:family="paragraph" style:parent-style-name="Standard" style:list-style-name="L38">
      <style:paragraph-properties>
        <style:tab-stops/>
      </style:paragraph-properties>
      <style:text-properties officeooo:paragraph-rsid="0021b2cc"/>
    </style:style>
    <style:style style:name="P14" style:family="paragraph" style:parent-style-name="Standard" style:list-style-name="L39">
      <style:paragraph-properties>
        <style:tab-stops/>
      </style:paragraph-properties>
      <style:text-properties officeooo:paragraph-rsid="0021b2cc"/>
    </style:style>
    <style:style style:name="P15" style:family="paragraph" style:parent-style-name="Standard" style:list-style-name="L40">
      <style:paragraph-properties>
        <style:tab-stops/>
      </style:paragraph-properties>
      <style:text-properties officeooo:paragraph-rsid="0021b2cc"/>
    </style:style>
    <style:style style:name="P16" style:family="paragraph" style:parent-style-name="Standard" style:list-style-name="L41">
      <style:paragraph-properties>
        <style:tab-stops/>
      </style:paragraph-properties>
      <style:text-properties officeooo:paragraph-rsid="0021b2cc"/>
    </style:style>
    <style:style style:name="P17" style:family="paragraph" style:parent-style-name="Standard" style:list-style-name="L42">
      <style:paragraph-properties>
        <style:tab-stops/>
      </style:paragraph-properties>
      <style:text-properties officeooo:paragraph-rsid="0021b2cc"/>
    </style:style>
    <style:style style:name="P18" style:family="paragraph" style:parent-style-name="Standard" style:list-style-name="L43">
      <style:paragraph-properties>
        <style:tab-stops/>
      </style:paragraph-properties>
      <style:text-properties officeooo:paragraph-rsid="0021b2cc"/>
    </style:style>
    <style:style style:name="P19" style:family="paragraph" style:parent-style-name="Standard" style:list-style-name="L44">
      <style:paragraph-properties>
        <style:tab-stops/>
      </style:paragraph-properties>
      <style:text-properties officeooo:paragraph-rsid="0021b2cc"/>
    </style:style>
    <style:style style:name="P20" style:family="paragraph" style:parent-style-name="Standard" style:list-style-name="L45">
      <style:paragraph-properties>
        <style:tab-stops/>
      </style:paragraph-properties>
      <style:text-properties officeooo:paragraph-rsid="0021b2cc"/>
    </style:style>
    <style:style style:name="P21" style:family="paragraph" style:parent-style-name="Standard" style:list-style-name="L46">
      <style:paragraph-properties>
        <style:tab-stops/>
      </style:paragraph-properties>
      <style:text-properties officeooo:paragraph-rsid="0021b2cc"/>
    </style:style>
    <style:style style:name="P22" style:family="paragraph" style:parent-style-name="Standard" style:list-style-name="L21"/>
    <style:style style:name="P23" style:family="paragraph" style:parent-style-name="Standard" style:list-style-name="L22"/>
    <style:style style:name="P24" style:family="paragraph" style:parent-style-name="Standard" style:list-style-name="L23"/>
    <style:style style:name="P25" style:family="paragraph" style:parent-style-name="Standard" style:list-style-name="L24"/>
    <style:style style:name="P26" style:family="paragraph" style:parent-style-name="Standard" style:list-style-name="L25"/>
    <style:style style:name="P27" style:family="paragraph" style:parent-style-name="Standard" style:list-style-name="L26"/>
    <style:style style:name="P28" style:family="paragraph" style:parent-style-name="Standard" style:list-style-name="L27"/>
    <style:style style:name="P29" style:family="paragraph" style:parent-style-name="Standard" style:list-style-name="L28"/>
    <style:style style:name="P30" style:family="paragraph" style:parent-style-name="Standard" style:list-style-name="L29"/>
    <style:style style:name="P31" style:family="paragraph" style:parent-style-name="Standard" style:list-style-name="L30"/>
    <style:style style:name="P32" style:family="paragraph" style:parent-style-name="Standard" style:list-style-name="L31"/>
    <style:style style:name="P33" style:family="paragraph" style:parent-style-name="Standard" style:list-style-name="L32"/>
    <style:style style:name="P34" style:family="paragraph" style:parent-style-name="Standard" style:list-style-name="L33"/>
    <style:style style:name="P35" style:family="paragraph" style:parent-style-name="Standard" style:list-style-name="L34"/>
    <style:style style:name="P36" style:family="paragraph" style:parent-style-name="Standard" style:list-style-name="L35"/>
    <style:style style:name="P37" style:family="paragraph" style:parent-style-name="Standard" style:list-style-name="L28">
      <style:text-properties officeooo:rsid="0022c9e6" officeooo:paragraph-rsid="0022c9e6"/>
    </style:style>
    <style:style style:name="P38" style:family="paragraph" style:parent-style-name="Standard">
      <style:text-properties officeooo:paragraph-rsid="0022c9e6"/>
    </style:style>
    <style:style style:name="P39" style:family="paragraph" style:parent-style-name="Standard" style:list-style-name="L47">
      <style:text-properties officeooo:paragraph-rsid="0022c9e6"/>
    </style:style>
    <style:style style:name="P40" style:family="paragraph" style:parent-style-name="Standard">
      <style:text-properties officeooo:paragraph-rsid="0022fc82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officeooo:rsid="001e8b2d"/>
    </style:style>
    <style:style style:name="T3" style:family="text">
      <style:text-properties officeooo:rsid="001fa204"/>
    </style:style>
    <style:style style:name="T4" style:family="text">
      <style:text-properties officeooo:rsid="0021b2cc"/>
    </style:style>
    <style:style style:name="T5" style:family="text">
      <style:text-properties officeooo:rsid="0022c9e6"/>
    </style:style>
    <style:style style:name="T6" style:family="text">
      <style:text-properties officeooo:rsid="002651b1"/>
    </style:style>
    <text:list-style style:name="L1">
      <text:list-level-style-bullet text:level="1" text:style-name="WW_5f_CharLFO13LVL1" loext:num-list-format="%1%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_5f_CharLFO13LVL2" loext:num-list-format="%2%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style-name="WW_5f_CharLFO13LVL3" loext:num-list-format="%3%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_5f_CharLFO13LVL4" loext:num-list-format="%4%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_5f_CharLFO13LVL5" loext:num-list-format="%5%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style-name="WW_5f_CharLFO13LVL6" loext:num-list-format="%6%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_5f_CharLFO13LVL7" loext:num-list-format="%7%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_5f_CharLFO13LVL8" loext:num-list-format="%8%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style-name="WW_5f_CharLFO13LVL9" loext:num-list-format="%9%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6LVL1" loext:num-list-format="%1%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_5f_CharLFO6LVL2" loext:num-list-format="%2%" text:bullet-char="◦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OpenSymbol"/>
      </text:list-level-style-bullet>
      <text:list-level-style-bullet text:level="3" text:style-name="WW_5f_CharLFO6LVL3" loext:num-list-format="%3%" text:bullet-char="▪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OpenSymbol"/>
      </text:list-level-style-bullet>
      <text:list-level-style-bullet text:level="4" text:style-name="WW_5f_CharLFO6LVL4" loext:num-list-format="%4%" text:bullet-char="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style:font-name="Symbol"/>
      </text:list-level-style-bullet>
      <text:list-level-style-bullet text:level="5" text:style-name="WW_5f_CharLFO6LVL5" loext:num-list-format="%5%" text:bullet-char="◦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OpenSymbol"/>
      </text:list-level-style-bullet>
      <text:list-level-style-bullet text:level="6" text:style-name="WW_5f_CharLFO6LVL6" loext:num-list-format="%6%" text:bullet-char="▪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style:font-name="OpenSymbol"/>
      </text:list-level-style-bullet>
      <text:list-level-style-bullet text:level="7" text:style-name="WW_5f_CharLFO6LVL7" loext:num-list-format="%7%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8" text:style-name="WW_5f_CharLFO6LVL8" loext:num-list-format="%8%" text:bullet-char="◦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OpenSymbol"/>
      </text:list-level-style-bullet>
      <text:list-level-style-bullet text:level="9" text:style-name="WW_5f_CharLFO6LVL9" loext:num-list-format="%9%" text:bullet-char="▪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7LVL1" loext:num-list-format="%1%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WW_5f_CharLFO7LVL2" loext:num-list-format="%2%" text:bullet-char="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3" text:style-name="WW_5f_CharLFO7LVL3" loext:num-list-format="%3%" text:bullet-char="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7LVL4" loext:num-list-format="%4%" text:bullet-char="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5" text:style-name="WW_5f_CharLFO7LVL5" loext:num-list-format="%5%" text:bullet-char="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6" text:style-name="WW_5f_CharLFO7LVL6" loext:num-list-format="%6%" text:bullet-char="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7" text:style-name="WW_5f_CharLFO7LVL7" loext:num-list-format="%7%" text:bullet-char="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8" text:style-name="WW_5f_CharLFO7LVL8" loext:num-list-format="%8%" text:bullet-char="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9" text:style-name="WW_5f_CharLFO7LVL9" loext:num-list-format="%9%" text:bullet-char="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8LVL1" loext:num-list-format="%1%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_5f_CharLFO8LVL2" loext:num-list-format="%2%" text:bullet-char="◦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OpenSymbol"/>
      </text:list-level-style-bullet>
      <text:list-level-style-bullet text:level="3" text:style-name="WW_5f_CharLFO8LVL3" loext:num-list-format="%3%" text:bullet-char="▪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OpenSymbol"/>
      </text:list-level-style-bullet>
      <text:list-level-style-bullet text:level="4" text:style-name="WW_5f_CharLFO8LVL4" loext:num-list-format="%4%" text:bullet-char="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style:font-name="Symbol"/>
      </text:list-level-style-bullet>
      <text:list-level-style-bullet text:level="5" text:style-name="WW_5f_CharLFO8LVL5" loext:num-list-format="%5%" text:bullet-char="◦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OpenSymbol"/>
      </text:list-level-style-bullet>
      <text:list-level-style-bullet text:level="6" text:style-name="WW_5f_CharLFO8LVL6" loext:num-list-format="%6%" text:bullet-char="▪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style:font-name="OpenSymbol"/>
      </text:list-level-style-bullet>
      <text:list-level-style-bullet text:level="7" text:style-name="WW_5f_CharLFO8LVL7" loext:num-list-format="%7%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8" text:style-name="WW_5f_CharLFO8LVL8" loext:num-list-format="%8%" text:bullet-char="◦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OpenSymbol"/>
      </text:list-level-style-bullet>
      <text:list-level-style-bullet text:level="9" text:style-name="WW_5f_CharLFO8LVL9" loext:num-list-format="%9%" text:bullet-char="▪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WW_5f_CharLFO15LVL1" loext:num-list-format="%1%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_5f_CharLFO15LVL2" loext:num-list-format="%2%" text:bullet-char="◦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OpenSymbol"/>
      </text:list-level-style-bullet>
      <text:list-level-style-bullet text:level="3" text:style-name="WW_5f_CharLFO15LVL3" loext:num-list-format="%3%" text:bullet-char="▪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OpenSymbol"/>
      </text:list-level-style-bullet>
      <text:list-level-style-bullet text:level="4" text:style-name="WW_5f_CharLFO15LVL4" loext:num-list-format="%4%" text:bullet-char="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style:font-name="Symbol"/>
      </text:list-level-style-bullet>
      <text:list-level-style-bullet text:level="5" text:style-name="WW_5f_CharLFO15LVL5" loext:num-list-format="%5%" text:bullet-char="◦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OpenSymbol"/>
      </text:list-level-style-bullet>
      <text:list-level-style-bullet text:level="6" text:style-name="WW_5f_CharLFO15LVL6" loext:num-list-format="%6%" text:bullet-char="▪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style:font-name="OpenSymbol"/>
      </text:list-level-style-bullet>
      <text:list-level-style-bullet text:level="7" text:style-name="WW_5f_CharLFO15LVL7" loext:num-list-format="%7%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8" text:style-name="WW_5f_CharLFO15LVL8" loext:num-list-format="%8%" text:bullet-char="◦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OpenSymbol"/>
      </text:list-level-style-bullet>
      <text:list-level-style-bullet text:level="9" text:style-name="WW_5f_CharLFO15LVL9" loext:num-list-format="%9%" text:bullet-char="▪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WW_5f_CharLFO16LVL1" loext:num-list-format="%1%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_5f_CharLFO16LVL2" loext:num-list-format="%2%" text:bullet-char="◦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OpenSymbol"/>
      </text:list-level-style-bullet>
      <text:list-level-style-bullet text:level="3" text:style-name="WW_5f_CharLFO16LVL3" loext:num-list-format="%3%" text:bullet-char="▪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OpenSymbol"/>
      </text:list-level-style-bullet>
      <text:list-level-style-bullet text:level="4" text:style-name="WW_5f_CharLFO16LVL4" loext:num-list-format="%4%" text:bullet-char="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style:font-name="Symbol"/>
      </text:list-level-style-bullet>
      <text:list-level-style-bullet text:level="5" text:style-name="WW_5f_CharLFO16LVL5" loext:num-list-format="%5%" text:bullet-char="◦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OpenSymbol"/>
      </text:list-level-style-bullet>
      <text:list-level-style-bullet text:level="6" text:style-name="WW_5f_CharLFO16LVL6" loext:num-list-format="%6%" text:bullet-char="▪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style:font-name="OpenSymbol"/>
      </text:list-level-style-bullet>
      <text:list-level-style-bullet text:level="7" text:style-name="WW_5f_CharLFO16LVL7" loext:num-list-format="%7%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8" text:style-name="WW_5f_CharLFO16LVL8" loext:num-list-format="%8%" text:bullet-char="◦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OpenSymbol"/>
      </text:list-level-style-bullet>
      <text:list-level-style-bullet text:level="9" text:style-name="WW_5f_CharLFO16LVL9" loext:num-list-format="%9%" text:bullet-char="▪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WW_5f_CharLFO9LVL1" loext:num-list-format="%1%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_5f_CharLFO9LVL2" loext:num-list-format="%2%" text:bullet-char="◦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OpenSymbol"/>
      </text:list-level-style-bullet>
      <text:list-level-style-bullet text:level="3" text:style-name="WW_5f_CharLFO9LVL3" loext:num-list-format="%3%" text:bullet-char="▪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OpenSymbol"/>
      </text:list-level-style-bullet>
      <text:list-level-style-bullet text:level="4" text:style-name="WW_5f_CharLFO9LVL4" loext:num-list-format="%4%" text:bullet-char="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style:font-name="Symbol"/>
      </text:list-level-style-bullet>
      <text:list-level-style-bullet text:level="5" text:style-name="WW_5f_CharLFO9LVL5" loext:num-list-format="%5%" text:bullet-char="◦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OpenSymbol"/>
      </text:list-level-style-bullet>
      <text:list-level-style-bullet text:level="6" text:style-name="WW_5f_CharLFO9LVL6" loext:num-list-format="%6%" text:bullet-char="▪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style:font-name="OpenSymbol"/>
      </text:list-level-style-bullet>
      <text:list-level-style-bullet text:level="7" text:style-name="WW_5f_CharLFO9LVL7" loext:num-list-format="%7%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8" text:style-name="WW_5f_CharLFO9LVL8" loext:num-list-format="%8%" text:bullet-char="◦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OpenSymbol"/>
      </text:list-level-style-bullet>
      <text:list-level-style-bullet text:level="9" text:style-name="WW_5f_CharLFO9LVL9" loext:num-list-format="%9%" text:bullet-char="▪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WW_5f_CharLFO17LVL1" loext:num-list-format="%1%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_5f_CharLFO17LVL2" loext:num-list-format="%2%" text:bullet-char="◦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OpenSymbol"/>
      </text:list-level-style-bullet>
      <text:list-level-style-bullet text:level="3" text:style-name="WW_5f_CharLFO17LVL3" loext:num-list-format="%3%" text:bullet-char="▪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OpenSymbol"/>
      </text:list-level-style-bullet>
      <text:list-level-style-bullet text:level="4" text:style-name="WW_5f_CharLFO17LVL4" loext:num-list-format="%4%" text:bullet-char="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style:font-name="Symbol"/>
      </text:list-level-style-bullet>
      <text:list-level-style-bullet text:level="5" text:style-name="WW_5f_CharLFO17LVL5" loext:num-list-format="%5%" text:bullet-char="◦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OpenSymbol"/>
      </text:list-level-style-bullet>
      <text:list-level-style-bullet text:level="6" text:style-name="WW_5f_CharLFO17LVL6" loext:num-list-format="%6%" text:bullet-char="▪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style:font-name="OpenSymbol"/>
      </text:list-level-style-bullet>
      <text:list-level-style-bullet text:level="7" text:style-name="WW_5f_CharLFO17LVL7" loext:num-list-format="%7%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8" text:style-name="WW_5f_CharLFO17LVL8" loext:num-list-format="%8%" text:bullet-char="◦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OpenSymbol"/>
      </text:list-level-style-bullet>
      <text:list-level-style-bullet text:level="9" text:style-name="WW_5f_CharLFO17LVL9" loext:num-list-format="%9%" text:bullet-char="▪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WW_5f_CharLFO18LVL1" loext:num-list-format="%1%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_5f_CharLFO18LVL2" loext:num-list-format="%2%" text:bullet-char="◦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OpenSymbol"/>
      </text:list-level-style-bullet>
      <text:list-level-style-bullet text:level="3" text:style-name="WW_5f_CharLFO18LVL3" loext:num-list-format="%3%" text:bullet-char="▪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OpenSymbol"/>
      </text:list-level-style-bullet>
      <text:list-level-style-bullet text:level="4" text:style-name="WW_5f_CharLFO18LVL4" loext:num-list-format="%4%" text:bullet-char="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style:font-name="Symbol"/>
      </text:list-level-style-bullet>
      <text:list-level-style-bullet text:level="5" text:style-name="WW_5f_CharLFO18LVL5" loext:num-list-format="%5%" text:bullet-char="◦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OpenSymbol"/>
      </text:list-level-style-bullet>
      <text:list-level-style-bullet text:level="6" text:style-name="WW_5f_CharLFO18LVL6" loext:num-list-format="%6%" text:bullet-char="▪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style:font-name="OpenSymbol"/>
      </text:list-level-style-bullet>
      <text:list-level-style-bullet text:level="7" text:style-name="WW_5f_CharLFO18LVL7" loext:num-list-format="%7%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8" text:style-name="WW_5f_CharLFO18LVL8" loext:num-list-format="%8%" text:bullet-char="◦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OpenSymbol"/>
      </text:list-level-style-bullet>
      <text:list-level-style-bullet text:level="9" text:style-name="WW_5f_CharLFO18LVL9" loext:num-list-format="%9%" text:bullet-char="▪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WW_5f_CharLFO19LVL1" loext:num-list-format="%1%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_5f_CharLFO19LVL2" loext:num-list-format="%2%" text:bullet-char="◦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OpenSymbol"/>
      </text:list-level-style-bullet>
      <text:list-level-style-bullet text:level="3" text:style-name="WW_5f_CharLFO19LVL3" loext:num-list-format="%3%" text:bullet-char="▪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OpenSymbol"/>
      </text:list-level-style-bullet>
      <text:list-level-style-bullet text:level="4" text:style-name="WW_5f_CharLFO19LVL4" loext:num-list-format="%4%" text:bullet-char="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style:font-name="Symbol"/>
      </text:list-level-style-bullet>
      <text:list-level-style-bullet text:level="5" text:style-name="WW_5f_CharLFO19LVL5" loext:num-list-format="%5%" text:bullet-char="◦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OpenSymbol"/>
      </text:list-level-style-bullet>
      <text:list-level-style-bullet text:level="6" text:style-name="WW_5f_CharLFO19LVL6" loext:num-list-format="%6%" text:bullet-char="▪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style:font-name="OpenSymbol"/>
      </text:list-level-style-bullet>
      <text:list-level-style-bullet text:level="7" text:style-name="WW_5f_CharLFO19LVL7" loext:num-list-format="%7%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8" text:style-name="WW_5f_CharLFO19LVL8" loext:num-list-format="%8%" text:bullet-char="◦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OpenSymbol"/>
      </text:list-level-style-bullet>
      <text:list-level-style-bullet text:level="9" text:style-name="WW_5f_CharLFO19LVL9" loext:num-list-format="%9%" text:bullet-char="▪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WW_5f_CharLFO10LVL1" loext:num-list-format="%1%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_5f_CharLFO10LVL2" loext:num-list-format="%2%" text:bullet-char="◦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OpenSymbol"/>
      </text:list-level-style-bullet>
      <text:list-level-style-bullet text:level="3" text:style-name="WW_5f_CharLFO10LVL3" loext:num-list-format="%3%" text:bullet-char="▪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OpenSymbol"/>
      </text:list-level-style-bullet>
      <text:list-level-style-bullet text:level="4" text:style-name="WW_5f_CharLFO10LVL4" loext:num-list-format="%4%" text:bullet-char="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style:font-name="Symbol"/>
      </text:list-level-style-bullet>
      <text:list-level-style-bullet text:level="5" text:style-name="WW_5f_CharLFO10LVL5" loext:num-list-format="%5%" text:bullet-char="◦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OpenSymbol"/>
      </text:list-level-style-bullet>
      <text:list-level-style-bullet text:level="6" text:style-name="WW_5f_CharLFO10LVL6" loext:num-list-format="%6%" text:bullet-char="▪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style:font-name="OpenSymbol"/>
      </text:list-level-style-bullet>
      <text:list-level-style-bullet text:level="7" text:style-name="WW_5f_CharLFO10LVL7" loext:num-list-format="%7%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8" text:style-name="WW_5f_CharLFO10LVL8" loext:num-list-format="%8%" text:bullet-char="◦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OpenSymbol"/>
      </text:list-level-style-bullet>
      <text:list-level-style-bullet text:level="9" text:style-name="WW_5f_CharLFO10LVL9" loext:num-list-format="%9%" text:bullet-char="▪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WW_5f_CharLFO20LVL1" loext:num-list-format="%1%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_5f_CharLFO20LVL2" loext:num-list-format="%2%" text:bullet-char="◦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OpenSymbol"/>
      </text:list-level-style-bullet>
      <text:list-level-style-bullet text:level="3" text:style-name="WW_5f_CharLFO20LVL3" loext:num-list-format="%3%" text:bullet-char="▪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OpenSymbol"/>
      </text:list-level-style-bullet>
      <text:list-level-style-bullet text:level="4" text:style-name="WW_5f_CharLFO20LVL4" loext:num-list-format="%4%" text:bullet-char="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style:font-name="Symbol"/>
      </text:list-level-style-bullet>
      <text:list-level-style-bullet text:level="5" text:style-name="WW_5f_CharLFO20LVL5" loext:num-list-format="%5%" text:bullet-char="◦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OpenSymbol"/>
      </text:list-level-style-bullet>
      <text:list-level-style-bullet text:level="6" text:style-name="WW_5f_CharLFO20LVL6" loext:num-list-format="%6%" text:bullet-char="▪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style:font-name="OpenSymbol"/>
      </text:list-level-style-bullet>
      <text:list-level-style-bullet text:level="7" text:style-name="WW_5f_CharLFO20LVL7" loext:num-list-format="%7%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8" text:style-name="WW_5f_CharLFO20LVL8" loext:num-list-format="%8%" text:bullet-char="◦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OpenSymbol"/>
      </text:list-level-style-bullet>
      <text:list-level-style-bullet text:level="9" text:style-name="WW_5f_CharLFO20LVL9" loext:num-list-format="%9%" text:bullet-char="▪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WW_5f_CharLFO21LVL1" loext:num-list-format="%1%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_5f_CharLFO21LVL2" loext:num-list-format="%2%" text:bullet-char="◦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OpenSymbol"/>
      </text:list-level-style-bullet>
      <text:list-level-style-bullet text:level="3" text:style-name="WW_5f_CharLFO21LVL3" loext:num-list-format="%3%" text:bullet-char="▪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OpenSymbol"/>
      </text:list-level-style-bullet>
      <text:list-level-style-bullet text:level="4" text:style-name="WW_5f_CharLFO21LVL4" loext:num-list-format="%4%" text:bullet-char="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style:font-name="Symbol"/>
      </text:list-level-style-bullet>
      <text:list-level-style-bullet text:level="5" text:style-name="WW_5f_CharLFO21LVL5" loext:num-list-format="%5%" text:bullet-char="◦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OpenSymbol"/>
      </text:list-level-style-bullet>
      <text:list-level-style-bullet text:level="6" text:style-name="WW_5f_CharLFO21LVL6" loext:num-list-format="%6%" text:bullet-char="▪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style:font-name="OpenSymbol"/>
      </text:list-level-style-bullet>
      <text:list-level-style-bullet text:level="7" text:style-name="WW_5f_CharLFO21LVL7" loext:num-list-format="%7%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8" text:style-name="WW_5f_CharLFO21LVL8" loext:num-list-format="%8%" text:bullet-char="◦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OpenSymbol"/>
      </text:list-level-style-bullet>
      <text:list-level-style-bullet text:level="9" text:style-name="WW_5f_CharLFO21LVL9" loext:num-list-format="%9%" text:bullet-char="▪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WW_5f_CharLFO22LVL1" loext:num-list-format="%1%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_5f_CharLFO22LVL2" loext:num-list-format="%2%" text:bullet-char="◦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OpenSymbol"/>
      </text:list-level-style-bullet>
      <text:list-level-style-bullet text:level="3" text:style-name="WW_5f_CharLFO22LVL3" loext:num-list-format="%3%" text:bullet-char="▪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OpenSymbol"/>
      </text:list-level-style-bullet>
      <text:list-level-style-bullet text:level="4" text:style-name="WW_5f_CharLFO22LVL4" loext:num-list-format="%4%" text:bullet-char="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style:font-name="Symbol"/>
      </text:list-level-style-bullet>
      <text:list-level-style-bullet text:level="5" text:style-name="WW_5f_CharLFO22LVL5" loext:num-list-format="%5%" text:bullet-char="◦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OpenSymbol"/>
      </text:list-level-style-bullet>
      <text:list-level-style-bullet text:level="6" text:style-name="WW_5f_CharLFO22LVL6" loext:num-list-format="%6%" text:bullet-char="▪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style:font-name="OpenSymbol"/>
      </text:list-level-style-bullet>
      <text:list-level-style-bullet text:level="7" text:style-name="WW_5f_CharLFO22LVL7" loext:num-list-format="%7%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8" text:style-name="WW_5f_CharLFO22LVL8" loext:num-list-format="%8%" text:bullet-char="◦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OpenSymbol"/>
      </text:list-level-style-bullet>
      <text:list-level-style-bullet text:level="9" text:style-name="WW_5f_CharLFO22LVL9" loext:num-list-format="%9%" text:bullet-char="▪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WW_5f_CharLFO11LVL1" loext:num-list-format="%1%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_5f_CharLFO11LVL2" loext:num-list-format="%2%" text:bullet-char="◦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OpenSymbol"/>
      </text:list-level-style-bullet>
      <text:list-level-style-bullet text:level="3" text:style-name="WW_5f_CharLFO11LVL3" loext:num-list-format="%3%" text:bullet-char="▪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OpenSymbol"/>
      </text:list-level-style-bullet>
      <text:list-level-style-bullet text:level="4" text:style-name="WW_5f_CharLFO11LVL4" loext:num-list-format="%4%" text:bullet-char="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style:font-name="Symbol"/>
      </text:list-level-style-bullet>
      <text:list-level-style-bullet text:level="5" text:style-name="WW_5f_CharLFO11LVL5" loext:num-list-format="%5%" text:bullet-char="◦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OpenSymbol"/>
      </text:list-level-style-bullet>
      <text:list-level-style-bullet text:level="6" text:style-name="WW_5f_CharLFO11LVL6" loext:num-list-format="%6%" text:bullet-char="▪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style:font-name="OpenSymbol"/>
      </text:list-level-style-bullet>
      <text:list-level-style-bullet text:level="7" text:style-name="WW_5f_CharLFO11LVL7" loext:num-list-format="%7%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8" text:style-name="WW_5f_CharLFO11LVL8" loext:num-list-format="%8%" text:bullet-char="◦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OpenSymbol"/>
      </text:list-level-style-bullet>
      <text:list-level-style-bullet text:level="9" text:style-name="WW_5f_CharLFO11LVL9" loext:num-list-format="%9%" text:bullet-char="▪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WW_5f_CharLFO23LVL1" loext:num-list-format="%1%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_5f_CharLFO23LVL2" loext:num-list-format="%2%" text:bullet-char="◦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OpenSymbol"/>
      </text:list-level-style-bullet>
      <text:list-level-style-bullet text:level="3" text:style-name="WW_5f_CharLFO23LVL3" loext:num-list-format="%3%" text:bullet-char="▪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OpenSymbol"/>
      </text:list-level-style-bullet>
      <text:list-level-style-bullet text:level="4" text:style-name="WW_5f_CharLFO23LVL4" loext:num-list-format="%4%" text:bullet-char="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style:font-name="Symbol"/>
      </text:list-level-style-bullet>
      <text:list-level-style-bullet text:level="5" text:style-name="WW_5f_CharLFO23LVL5" loext:num-list-format="%5%" text:bullet-char="◦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OpenSymbol"/>
      </text:list-level-style-bullet>
      <text:list-level-style-bullet text:level="6" text:style-name="WW_5f_CharLFO23LVL6" loext:num-list-format="%6%" text:bullet-char="▪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style:font-name="OpenSymbol"/>
      </text:list-level-style-bullet>
      <text:list-level-style-bullet text:level="7" text:style-name="WW_5f_CharLFO23LVL7" loext:num-list-format="%7%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8" text:style-name="WW_5f_CharLFO23LVL8" loext:num-list-format="%8%" text:bullet-char="◦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OpenSymbol"/>
      </text:list-level-style-bullet>
      <text:list-level-style-bullet text:level="9" text:style-name="WW_5f_CharLFO23LVL9" loext:num-list-format="%9%" text:bullet-char="▪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WW_5f_CharLFO24LVL1" loext:num-list-format="%1%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_5f_CharLFO24LVL2" loext:num-list-format="%2%" text:bullet-char="◦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OpenSymbol"/>
      </text:list-level-style-bullet>
      <text:list-level-style-bullet text:level="3" text:style-name="WW_5f_CharLFO24LVL3" loext:num-list-format="%3%" text:bullet-char="▪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OpenSymbol"/>
      </text:list-level-style-bullet>
      <text:list-level-style-bullet text:level="4" text:style-name="WW_5f_CharLFO24LVL4" loext:num-list-format="%4%" text:bullet-char="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style:font-name="Symbol"/>
      </text:list-level-style-bullet>
      <text:list-level-style-bullet text:level="5" text:style-name="WW_5f_CharLFO24LVL5" loext:num-list-format="%5%" text:bullet-char="◦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OpenSymbol"/>
      </text:list-level-style-bullet>
      <text:list-level-style-bullet text:level="6" text:style-name="WW_5f_CharLFO24LVL6" loext:num-list-format="%6%" text:bullet-char="▪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style:font-name="OpenSymbol"/>
      </text:list-level-style-bullet>
      <text:list-level-style-bullet text:level="7" text:style-name="WW_5f_CharLFO24LVL7" loext:num-list-format="%7%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8" text:style-name="WW_5f_CharLFO24LVL8" loext:num-list-format="%8%" text:bullet-char="◦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OpenSymbol"/>
      </text:list-level-style-bullet>
      <text:list-level-style-bullet text:level="9" text:style-name="WW_5f_CharLFO24LVL9" loext:num-list-format="%9%" text:bullet-char="▪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bullet text:level="1" text:style-name="WW_5f_CharLFO25LVL1" loext:num-list-format="%1%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_5f_CharLFO25LVL2" loext:num-list-format="%2%" text:bullet-char="◦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OpenSymbol"/>
      </text:list-level-style-bullet>
      <text:list-level-style-bullet text:level="3" text:style-name="WW_5f_CharLFO25LVL3" loext:num-list-format="%3%" text:bullet-char="▪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OpenSymbol"/>
      </text:list-level-style-bullet>
      <text:list-level-style-bullet text:level="4" text:style-name="WW_5f_CharLFO25LVL4" loext:num-list-format="%4%" text:bullet-char="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style:font-name="Symbol"/>
      </text:list-level-style-bullet>
      <text:list-level-style-bullet text:level="5" text:style-name="WW_5f_CharLFO25LVL5" loext:num-list-format="%5%" text:bullet-char="◦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OpenSymbol"/>
      </text:list-level-style-bullet>
      <text:list-level-style-bullet text:level="6" text:style-name="WW_5f_CharLFO25LVL6" loext:num-list-format="%6%" text:bullet-char="▪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style:font-name="OpenSymbol"/>
      </text:list-level-style-bullet>
      <text:list-level-style-bullet text:level="7" text:style-name="WW_5f_CharLFO25LVL7" loext:num-list-format="%7%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8" text:style-name="WW_5f_CharLFO25LVL8" loext:num-list-format="%8%" text:bullet-char="◦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OpenSymbol"/>
      </text:list-level-style-bullet>
      <text:list-level-style-bullet text:level="9" text:style-name="WW_5f_CharLFO25LVL9" loext:num-list-format="%9%" text:bullet-char="▪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bullet text:level="1" text:style-name="WW_5f_CharLFO27LVL1" loext:num-list-format="%1%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_5f_CharLFO27LVL2" loext:num-list-format="%2%" text:bullet-char="◦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OpenSymbol"/>
      </text:list-level-style-bullet>
      <text:list-level-style-bullet text:level="3" text:style-name="WW_5f_CharLFO27LVL3" loext:num-list-format="%3%" text:bullet-char="▪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OpenSymbol"/>
      </text:list-level-style-bullet>
      <text:list-level-style-bullet text:level="4" text:style-name="WW_5f_CharLFO27LVL4" loext:num-list-format="%4%" text:bullet-char="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style:font-name="Symbol"/>
      </text:list-level-style-bullet>
      <text:list-level-style-bullet text:level="5" text:style-name="WW_5f_CharLFO27LVL5" loext:num-list-format="%5%" text:bullet-char="◦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OpenSymbol"/>
      </text:list-level-style-bullet>
      <text:list-level-style-bullet text:level="6" text:style-name="WW_5f_CharLFO27LVL6" loext:num-list-format="%6%" text:bullet-char="▪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style:font-name="OpenSymbol"/>
      </text:list-level-style-bullet>
      <text:list-level-style-bullet text:level="7" text:style-name="WW_5f_CharLFO27LVL7" loext:num-list-format="%7%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8" text:style-name="WW_5f_CharLFO27LVL8" loext:num-list-format="%8%" text:bullet-char="◦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OpenSymbol"/>
      </text:list-level-style-bullet>
      <text:list-level-style-bullet text:level="9" text:style-name="WW_5f_CharLFO27LVL9" loext:num-list-format="%9%" text:bullet-char="▪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bullet text:level="1" text:style-name="WW_5f_CharLFO28LVL1" loext:num-list-format="%1%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_5f_CharLFO28LVL2" loext:num-list-format="%2%" text:bullet-char="◦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OpenSymbol"/>
      </text:list-level-style-bullet>
      <text:list-level-style-bullet text:level="3" text:style-name="WW_5f_CharLFO28LVL3" loext:num-list-format="%3%" text:bullet-char="▪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OpenSymbol"/>
      </text:list-level-style-bullet>
      <text:list-level-style-bullet text:level="4" text:style-name="WW_5f_CharLFO28LVL4" loext:num-list-format="%4%" text:bullet-char="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style:font-name="Symbol"/>
      </text:list-level-style-bullet>
      <text:list-level-style-bullet text:level="5" text:style-name="WW_5f_CharLFO28LVL5" loext:num-list-format="%5%" text:bullet-char="◦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OpenSymbol"/>
      </text:list-level-style-bullet>
      <text:list-level-style-bullet text:level="6" text:style-name="WW_5f_CharLFO28LVL6" loext:num-list-format="%6%" text:bullet-char="▪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style:font-name="OpenSymbol"/>
      </text:list-level-style-bullet>
      <text:list-level-style-bullet text:level="7" text:style-name="WW_5f_CharLFO28LVL7" loext:num-list-format="%7%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8" text:style-name="WW_5f_CharLFO28LVL8" loext:num-list-format="%8%" text:bullet-char="◦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OpenSymbol"/>
      </text:list-level-style-bullet>
      <text:list-level-style-bullet text:level="9" text:style-name="WW_5f_CharLFO28LVL9" loext:num-list-format="%9%" text:bullet-char="▪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bullet text:level="1" text:style-name="WW_5f_CharLFO12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2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2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2LVL4" loext:num-list-format="%4%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12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2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2LVL7" loext:num-list-format="%7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12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2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bullet text:level="1" text:style-name="WW_5f_CharLFO31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1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31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31LVL4" loext:num-list-format="%4%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31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31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31LVL7" loext:num-list-format="%7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31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31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bullet text:level="1" text:style-name="WW_5f_CharLFO32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2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32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32LVL4" loext:num-list-format="%4%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32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32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32LVL7" loext:num-list-format="%7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32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32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bullet text:level="1" text:style-name="WW_5f_CharLFO33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3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33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33LVL4" loext:num-list-format="%4%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33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33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33LVL7" loext:num-list-format="%7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33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33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bullet text:level="1" text:style-name="WW_5f_CharLFO34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4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34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34LVL4" loext:num-list-format="%4%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34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34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34LVL7" loext:num-list-format="%7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34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34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bullet text:level="1" text:style-name="WW_5f_CharLFO35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5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35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35LVL4" loext:num-list-format="%4%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35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35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35LVL7" loext:num-list-format="%7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35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35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bullet text:level="1" text:style-name="WW_5f_CharLFO36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6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36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36LVL4" loext:num-list-format="%4%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36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36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36LVL7" loext:num-list-format="%7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36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36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bullet text:level="1" text:style-name="WW_5f_CharLFO37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7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37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37LVL4" loext:num-list-format="%4%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37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37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37LVL7" loext:num-list-format="%7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37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37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bullet text:level="1" text:style-name="WW_5f_CharLFO38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8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38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38LVL4" loext:num-list-format="%4%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38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38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38LVL7" loext:num-list-format="%7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38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38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bullet text:level="1" text:style-name="WW_5f_CharLFO39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9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39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39LVL4" loext:num-list-format="%4%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39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39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39LVL7" loext:num-list-format="%7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39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39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bullet text:level="1" text:style-name="WW_5f_CharLFO40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40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40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40LVL4" loext:num-list-format="%4%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40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40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40LVL7" loext:num-list-format="%7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40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40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bullet text:level="1" text:style-name="WW_5f_CharLFO41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41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41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41LVL4" loext:num-list-format="%4%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41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41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41LVL7" loext:num-list-format="%7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41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41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3">
      <text:list-level-style-bullet text:level="1" text:style-name="WW_5f_CharLFO42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42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42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42LVL4" loext:num-list-format="%4%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42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42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42LVL7" loext:num-list-format="%7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42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42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bullet text:level="1" text:style-name="WW_5f_CharLFO43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43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43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43LVL4" loext:num-list-format="%4%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43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43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43LVL7" loext:num-list-format="%7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43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43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bullet text:level="1" text:style-name="WW_5f_CharLFO44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44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44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44LVL4" loext:num-list-format="%4%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44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44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44LVL7" loext:num-list-format="%7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44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44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Default_20_Paragraph_20_Font"><text:span text:style-name="T1">Nicholas Santiago</text:span></text:span><text:line-break/>215.800.0045 • yo@santiago.wtf </text:p>
      <text:p text:style-name="P1"/>
      <text:p text:style-name="P2"/>
      <text:p text:style-name="P3">Objective</text:p>
      <text:p text:style-name="P8">To take over the world.</text:p>
      <text:p text:style-name="P3"/>
      <text:p text:style-name="P3">Relevant Professional Experience</text:p>
      <text:p text:style-name="P11"><text:span text:style-name="T2">Evernorth Enterprise Services, a Cigna company<text:tab/><text:tab/>USA – Remote – Full-Time<text:line-break/>Architecture Senior Manager<text:tab/><text:tab/><text:tab/><text:tab/><text:tab/>December, 2021 to Present</text:span></text:p>
      <text:list xml:id="list872924208" text:style-name="L37">
        <text:list-item>
          <text:p text:style-name="P12"><text:span text:style-name="T2">Designed zero-touch CI/CD pipelines for customer-facing web portals at a global healthcare service provider, harnessing GitHub, GitHub Actions, GitLab, Tekton, Jenkins, Red Hat OpenShift, and AWS Elastic Kubernetes Service.</text:span></text:p>
        </text:list-item>
      </text:list>
      <text:list xml:id="list224560879" text:style-name="L36">
        <text:list-item>
          <text:p text:style-name="P9"><text:span text:style-name="T3">Programmatically provisioned hardware using Terraform, ensuring a homogeneous environment across various the various levels of the software development lifecycle.</text:span></text:p>
        </text:list-item>
        <text:list-item>
          <text:p text:style-name="P9"><text:span text:style-name="T2">Directly managed an early-career associate entering the IT workforce.</text:span></text:p>
        </text:list-item>
      </text:list>
      <text:p text:style-name="P8"/>
      <text:p text:style-name="P11">Cigna<text:tab/><text:tab/><text:tab/><text:tab/><text:tab/><text:tab/><text:tab/><text:tab/>USA – Remote – Full-Time<text:line-break/>Architecture Senior <text:span text:style-name="T4">Advisor<text:tab/></text:span><text:tab/><text:tab/><text:tab/><text:tab/>October, 2019 to <text:span text:style-name="T2">December, 2021</text:span></text:p>
      <text:list xml:id="list3114817735" text:style-name="L38">
        <text:list-item>
          <text:p text:style-name="P13">Adopted a cloud-native architecture for customer-facing web portals at a global healthcare service provider, harnessing Docker, Kubernetes, Red Hat OpenShift, and offerings from Amazon Web Services.</text:p>
        </text:list-item>
        <text:list-item>
          <text:p text:style-name="P13">Seamlessly migrated applications from legacy virtual machine-driven applications to containerized applications in a combination of public and private clouds.</text:p>
        </text:list-item>
        <text:list-item>
          <text:p text:style-name="P13">Developed and cultivated declarative deployment pipelines to standardize outputs of applications across disparate Agile scrum teams.</text:p>
        </text:list-item>
        <text:list-item>
          <text:p text:style-name="P13">Directly managed a team of four early-career associates entering the IT workforce.</text:p>
        </text:list-item>
      </text:list>
      <text:p text:style-name="P8"/>
      <text:p text:style-name="P11">Cigna<text:tab/><text:tab/><text:tab/><text:tab/><text:tab/><text:tab/><text:tab/><text:tab/>USA – Remote – Full-Time <text:line-break/>Architecture Advisor<text:tab/><text:tab/><text:tab/><text:tab/><text:tab/><text:tab/>July, 2018 to October, 2019</text:p>
      <text:list xml:id="list3042748856" text:style-name="L39">
        <text:list-item>
          <text:p text:style-name="P14">Created continuous integration and continuous delivery pipelines for over three hundred deployable artifacts, serving over twenty scrum teams.</text:p>
        </text:list-item>
        <text:list-item>
          <text:p text:style-name="P14">Designed the data flow for a new iteration of customer-facing web applications.</text:p>
        </text:list-item>
      </text:list>
      <text:list xml:id="list3961235364" text:style-name="L40">
        <text:list-item>
          <text:p text:style-name="P15">Provided support to onsite and offshore developers.</text:p>
        </text:list-item>
      </text:list>
      <text:p text:style-name="P8"/>
      <text:p text:style-name="P8">Cigna<text:tab/><text:tab/><text:tab/><text:tab/><text:tab/><text:tab/><text:tab/><text:tab/>USA – Remote – Full-Time</text:p>
      <text:p text:style-name="P11">Infrastructure Engineer Sr. Specialist<text:tab/><text:tab/><text:tab/>June, 2016 to June, 2018</text:p>
      <text:list xml:id="list2671540642" text:style-name="L41">
        <text:list-item>
          <text:p text:style-name="P16">Automated processes and improved efficiency in the deployment of middleware applications being used by Cigna and its trading partners.</text:p>
        </text:list-item>
        <text:list-item>
          <text:p text:style-name="P16">Created the build and deployment pipeline for a new stack of software applications being built on Node.JS and Spring Boot, with automated configuration for Nginx and HA Proxy in all levels of the software development life cycle.</text:p>
        </text:list-item>
        <text:list-item>
          <text:p text:style-name="P16">Adopted and led a scrum team in an early iteration of Agile within the enterprise.</text:p>
        </text:list-item>
      </text:list>
      <text:p text:style-name="P8"/>
      <text:p text:style-name="P8">Pro Unlimited @ Cigna<text:tab/><text:tab/><text:tab/><text:tab/><text:tab/>USA – Remote – Contract</text:p>
      <text:p text:style-name="P11">Infrastructure Engineer Sr. Specialist<text:tab/><text:tab/><text:tab/>June, 2016 to June, 2017</text:p>
      <text:list xml:id="list769129223" text:style-name="L42">
        <text:list-item>
          <text:p text:style-name="P17">Automated processes and improved efficiency in the deployment of middleware applications being used by Cigna and its trading partners.</text:p>
        </text:list-item>
        <text:list-item>
          <text:p text:style-name="P17">Created the build and deployment pipeline for a new stack of software applications being built on Node.JS and Spring Boot, with automated configuration for Nginx and HA Proxy in all levels of the software development life cycle.</text:p>
        </text:list-item>
      </text:list>
      <text:p text:style-name="P4">Nicholas Santiago<text:tab/><text:tab/><text:tab/><text:tab/><text:tab/><text:tab/><text:tab/><text:tab/><text:tab/><text:tab/><text:tab/>Page 2</text:p>
      <text:p text:style-name="P3">Relevant Professional Experience, continued</text:p>
      <text:p text:style-name="P10">ProctorFree, Inc.<text:tab/><text:tab/><text:tab/><text:tab/><text:tab/><text:tab/>USA – Remote – Contract</text:p>
      <text:p text:style-name="P11">DevOps Engineer<text:tab/><text:tab/><text:tab/><text:tab/><text:tab/><text:tab/>April, 2015 to April, 2016</text:p>
      <text:list xml:id="list1555794163" text:style-name="L43">
        <text:list-item>
          <text:p text:style-name="P18"><text:span text:style-name="T4">M</text:span>aintained the public and private cloud server infrastructure of a web application service provider, working with colleges, universities, and accreditation agencies.</text:p>
        </text:list-item>
        <text:list-item>
          <text:p text:style-name="P18">Evaluated and implemented various tools for systematizing and automating new services, packaging and deployment of code and system updates.</text:p>
        </text:list-item>
        <text:list-item>
          <text:p text:style-name="P18">Implemented redundant high availability to the company's cloud, allowing their software stack to survive maintenance and outage scenarios.</text:p>
        </text:list-item>
      </text:list>
      <text:p text:style-name="P8"/>
      <text:p text:style-name="P11">RealTech, LLC<text:tab/><text:tab/><text:tab/><text:tab/><text:tab/><text:tab/>USA – Remote – Full-Time<text:line-break/>Linux Systems Administrator<text:tab/><text:tab/><text:tab/><text:tab/><text:tab/>March, 2014 to July, 2014</text:p>
      <text:list xml:id="list2773044098" text:style-name="L44">
        <text:list-item>
          <text:p text:style-name="P19">Maintained the public and private cloud server infrastructure of a web application service provider, directly providing service to mortgage companies throughout North America.</text:p>
        </text:list-item>
        <text:list-item>
          <text:p text:style-name="P19">Installed and rebuilt servers, configured hardware, peripherals, services, settings, directories, storage, etc. in accordance with standards and operational requirements.</text:p>
        </text:list-item>
        <text:list-item>
          <text:p text:style-name="P19">Performed daily system monitoring, verified the integrity and availability of all server resources, systems and key processes, reviewed system and application logs, and verified completion of scheduled jobs.</text:p>
        </text:list-item>
        <text:list-item>
          <text:p text:style-name="P19">Applied operating system and package patches and upgrades on a regular basis, and upgrade administrative tools and utilities. Configured and added new services as were necessary.</text:p>
        </text:list-item>
      </text:list>
      <text:p text:style-name="P3"/>
      <text:p text:style-name="P8">iFAX Solutions<text:tab/><text:tab/><text:tab/><text:tab/><text:tab/><text:tab/>Norristown, Pennsylvania – Full-Time</text:p>
      <text:p text:style-name="P11">Technical Support Engineer<text:tab/><text:tab/><text:tab/><text:tab/><text:tab/>December, 2012 to September, 2013</text:p>
      <text:list xml:id="list3941298329" text:style-name="L45">
        <text:list-item>
          <text:p text:style-name="P20">Provided support to customers and integration partners on the evaluation, purchase and implementation of enterprise-grade facsimile server software.</text:p>
        </text:list-item>
        <text:list-item>
          <text:p text:style-name="P20">Integrated facsimile server software with varying PBX platforms, including Cisco Unified Call Manager, Avaya Aura, Nortel BCM, Asterisk, and Switchvox.</text:p>
        </text:list-item>
        <text:list-item>
          <text:p text:style-name="P20">Troubleshot operating-system-level and network-level issues with customer systems running various versions of enterprise facsimile server software on varied distributions and versions of Linux.</text:p>
        </text:list-item>
        <text:list-item>
          <text:p text:style-name="P20">Built and upgraded custom telephony and facsimile servers to facilitate orders received by customers.</text:p>
        </text:list-item>
      </text:list>
      <text:p text:style-name="P5"/>
      <text:p text:style-name="P8">Community Action of the Lehigh Valley<text:tab/><text:tab/><text:tab/>Bethlehem, Pennsylvania – Full-Time </text:p>
      <text:p text:style-name="P11">Director of Information Technologies <text:tab/><text:tab/><text:tab/>October, 2003 to December, 2012</text:p>
      <text:list xml:id="list1350478279" text:style-name="L46">
        <text:list-item>
          <text:p text:style-name="P21">Served as the Chief Technology Officer for the largest non-profit human services agency in Pennsylvania's Lehigh Valley region, serving the third largest metropolitan region in the Commonwealth.</text:p>
        </text:list-item>
        <text:list-item>
          <text:p text:style-name="P21">Composed and implemented strategic technology plans, setting the agency's technological goals to match with the overall strategic plan as approved by the Board of Directors.</text:p>
        </text:list-item>
        <text:list-item>
          <text:p text:style-name="P21">Implemented strategic plans for the use and evolution of technology within the agency, employing the use of Cloud software, platform and infrastructure solutions.</text:p>
        </text:list-item>
        <text:list-item>
          <text:p text:style-name="P21">Supervised a staff of three, served as the senior Linux system administrator and assisted the Windows system administrator.</text:p>
        </text:list-item>
        <text:list-item>
          <text:p text:style-name="P21">Implemented and enforced security policies to govern appropriate use by employees, contractors and guests.</text:p>
        </text:list-item>
        <text:list-item>
          <text:p text:style-name="P21">Initiated, planned, and implemented a full-scale integration of an MPLS IP network throughout a two-county footprint of ten locations, serving over 100 employees.</text:p>
        </text:list-item>
      </text:list>
      <text:p text:style-name="Standard"/>
      <text:p text:style-name="P6"/>
      <text:p text:style-name="P3">Nicholas Santiago<text:tab/><text:tab/><text:tab/><text:tab/><text:tab/><text:tab/><text:tab/><text:tab/><text:tab/><text:tab/><text:tab/>Page 3</text:p>
      <text:p text:style-name="P3">Relevant Professional Experience, continued</text:p>
      <text:p text:style-name="P3"/>
      <text:p text:style-name="P3">Core Technical Competencies</text:p>
      <text:list xml:id="list1234188551" text:style-name="L21">
        <text:list-item>
          <text:p text:style-name="P22">Linux Distributions: Red Hat Enterprise Linux, CentOS, Fedora, Debian, Ubuntu, <text:span text:style-name="T4">Alpine</text:span></text:p>
        </text:list-item>
      </text:list>
      <text:list xml:id="list1180954252" text:style-name="L22">
        <text:list-item>
          <text:p text:style-name="P23">Ansible and Shell scripting</text:p>
        </text:list-item>
      </text:list>
      <text:list xml:id="list1074303290" text:style-name="L23">
        <text:list-item>
          <text:p text:style-name="P24">Jenkins CI/CD</text:p>
        </text:list-item>
      </text:list>
      <text:list xml:id="list3165012799" text:style-name="L24">
        <text:list-item>
          <text:p text:style-name="P25">Git, GitLab CI, GitHub Actions</text:p>
        </text:list-item>
      </text:list>
      <text:list xml:id="list3401428620" text:style-name="L25">
        <text:list-item>
          <text:p text:style-name="P26">IBM UrbanCode Deploy</text:p>
        </text:list-item>
      </text:list>
      <text:list xml:id="list3593122061" text:style-name="L26">
        <text:list-item>
          <text:p text:style-name="P27">IBM WebSphere Application Server</text:p>
        </text:list-item>
      </text:list>
      <text:list xml:id="list3724802998" text:style-name="L27">
        <text:list-item>
          <text:p text:style-name="P28">Spring Boot Java Framework</text:p>
        </text:list-item>
      </text:list>
      <text:list xml:id="list3205929678" text:style-name="L28">
        <text:list-item>
          <text:p text:style-name="P29">Amazon Web Services (EC2, ELB, S3, RDS, Route 53, VPC)</text:p>
        </text:list-item>
        <text:list-item>
          <text:p text:style-name="P37">Containerization (Docker, Podman, Kubernetes, Swarm)</text:p>
        </text:list-item>
      </text:list>
      <text:list xml:id="list2500306809" text:style-name="L29">
        <text:list-item>
          <text:p text:style-name="P30">Cloud Service Implementation (SaaS, IaaS, PaaS)</text:p>
        </text:list-item>
      </text:list>
      <text:list xml:id="list896132373" text:style-name="L30">
        <text:list-item>
          <text:p text:style-name="P31">MySQL, MariaDB, <text:span text:style-name="T5">PostgreSQL</text:span>, MongoDB, Redis</text:p>
        </text:list-item>
      </text:list>
      <text:list xml:id="list3140033424" text:style-name="L31">
        <text:list-item>
          <text:p text:style-name="P32">3CX, Asterisk and Switchvox IP PBXs</text:p>
        </text:list-item>
      </text:list>
      <text:list xml:id="list933700209" text:style-name="L32">
        <text:list-item>
          <text:p text:style-name="P33">NEC, Avaya, Nortel, and Executone key telephone and PBX systems</text:p>
        </text:list-item>
      </text:list>
      <text:list xml:id="list3031759246" text:style-name="L33">
        <text:list-item>
          <text:p text:style-name="P34">TCP/IP networking</text:p>
        </text:list-item>
      </text:list>
      <text:list xml:id="list3575377528" text:style-name="L34">
        <text:list-item>
          <text:p text:style-name="P35">Microsoft Windows desktop and server operating systems</text:p>
        </text:list-item>
      </text:list>
      <text:list xml:id="list2287561297" text:style-name="L35">
        <text:list-item>
          <text:p text:style-name="P36">Microsoft Exchange</text:p>
        </text:list-item>
      </text:list>
      <text:p text:style-name="Standard"/>
      <text:p text:style-name="P3">Recent Education and Certifications</text:p>
      <text:p text:style-name="Standard">Amazon Web Services<text:tab/><text:tab/><text:tab/><text:tab/><text:tab/>Seattle, Washington</text:p>
      <text:p text:style-name="Standard">Certified Cloud Practitioner</text:p>
      <text:p text:style-name="Standard"/>
      <text:p text:style-name="P40">Red Hat<text:tab/><text:tab/><text:tab/><text:tab/><text:tab/><text:tab/><text:tab/>Raleigh, North Carolina</text:p>
      <text:p text:style-name="P40">DO180 – Containers, Kubernetes, and Red Hat OpenShift</text:p>
      <text:p text:style-name="P38">DO288 – OpenShift Development I: Containerizing Applications</text:p>
      <text:list xml:id="list3952664704" text:style-name="L47">
        <text:list-header>
          <text:p text:style-name="P39"/>
        </text:list-header>
      </text:list>
      <text:p text:style-name="P38">Cloudera<text:tab/><text:tab/><text:tab/><text:tab/><text:tab/><text:tab/><text:tab/>Palo Alto, California</text:p>
      <text:p text:style-name="P38">Cloudera Search <text:span text:style-name="T6">&amp; </text:span>Data Analyst</text:p>
      <text:p text:style-name="Standard"><text:tab/></text:p>
      <text:p text:style-name="Standard">Cisco Systems<text:tab/><text:tab/><text:tab/><text:tab/><text:tab/><text:tab/><text:tab/>San Jose, California</text:p>
      <text:p text:style-name="Standard">Small and Medium Business - Account Engineer </text:p>
      <text:p text:style-name="Standard"/>
      <text:p text:style-name="Standard">Lackawanna College<text:tab/><text:tab/><text:tab/><text:tab/><text:tab/><text:tab/>Scranton, Pennsylvania</text:p>
      <text:p text:style-name="Standard">Act 49 Law Enforcement Academy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system" style:font-pitch="variable"/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/>
      <style:text-properties fo:color="#00000a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Liberation Sans" style:font-family-asian="'Liberation Sans'" style:font-family-generic-asian="roman" style:font-pitch-asian="variable" style:font-size-asian="14pt" style:font-name-complex="Liberation Sans" style:font-family-complex="'Liberation Sans'" style:font-family-generic-complex="roman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default-outline-level="1" style:class="text">
      <style:paragraph-properties fo:hyphenation-ladder-count="no-limit"/>
      <style:text-properties fo:font-size="18pt" fo:font-weight="bold" style:font-size-asian="18pt" style:font-weight-asian="bold" style:font-size-complex="18pt" style:font-weight-complex="bold" fo:hyphenate="false" loext:hyphenation-no-caps="false"/>
    </style:style>
    <style:style style:name="Heading_20_2" style:display-name="Heading 2" style:family="paragraph" style:parent-style-name="Heading" style:default-outline-level="2" style:class="text">
      <style:paragraph-properties fo:margin-top="0.139in" fo:margin-bottom="0in" style:contextual-spacing="false"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Heading_20_3" style:display-name="Heading 3" style:family="paragraph" style:parent-style-name="Heading" style:default-outline-level="3" style:class="text">
      <style:paragraph-properties fo:margin-top="0.0972in" fo:margin-bottom="0in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Normal" style:family="paragraph">
      <style:paragraph-properties fo:orphans="0" fo:widows="0" fo:hyphenation-ladder-count="no-limit" style:vertical-align="baseline"/>
      <style:text-properties fo:hyphenate="false" loext:hyphenation-no-caps="false"/>
    </style:style>
    <style:style style:name="Body_20_Text" style:display-name="Body Text" style:family="paragraph" style:parent-style-name="Normal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Title" style:family="paragraph" style:parent-style-name="Heading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Subtitle" style:family="paragraph" style:parent-style-name="Heading" style:class="chapter">
      <style:paragraph-properties fo:margin-top="0.0417in" fo:margin-bottom="0in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Normal" style:class="extra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Default_20_Paragraph_20_Font" style:display-name="Default Paragraph Font" style:family="text"/>
    <style:style style:name="Hyperlink1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er_20_Char" style:display-name="Header Char" style:family="text" style:parent-style-name="Default_20_Paragraph_20_Font">
      <style:text-properties style:font-name-complex="Mangal" style:font-family-complex="Mangal" style:font-family-generic-complex="roman" style:font-pitch-complex="variable" style:font-size-complex="10.5pt"/>
    </style:style>
    <style:style style:name="Footer_20_Char" style:display-name="Footer Char" style:family="text" style:parent-style-name="Default_20_Paragraph_20_Font">
      <style:text-properties style:font-name-complex="Mangal" style:font-family-complex="Mangal" style:font-family-generic-complex="roman" style:font-pitch-complex="variable" style:font-size-complex="10.5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LVL3" style:display-name="WW_CharLFO3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LVL6" style:display-name="WW_CharLFO3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LVL9" style:display-name="WW_CharLFO3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LVL3" style:display-name="WW_CharLFO4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LVL6" style:display-name="WW_CharLFO4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LVL9" style:display-name="WW_CharLFO4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5LVL3" style:display-name="WW_CharLFO5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5LVL6" style:display-name="WW_CharLFO5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5LVL9" style:display-name="WW_CharLFO5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2" style:display-name="WW_CharLFO6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6LVL3" style:display-name="WW_CharLFO6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5" style:display-name="WW_CharLFO6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6LVL6" style:display-name="WW_CharLFO6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8" style:display-name="WW_CharLFO6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6LVL9" style:display-name="WW_CharLFO6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2" style:display-name="WW_CharLFO7LVL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4" style:display-name="WW_CharLFO7LVL4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5" style:display-name="WW_CharLFO7LVL5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7" style:display-name="WW_CharLFO7LVL7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8" style:display-name="WW_CharLFO7LVL8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2" style:display-name="WW_CharLFO8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8LVL3" style:display-name="WW_CharLFO8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5" style:display-name="WW_CharLFO8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8LVL6" style:display-name="WW_CharLFO8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8" style:display-name="WW_CharLFO8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8LVL9" style:display-name="WW_CharLFO8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2" style:display-name="WW_CharLFO9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9LVL3" style:display-name="WW_CharLFO9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5" style:display-name="WW_CharLFO9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9LVL6" style:display-name="WW_CharLFO9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8" style:display-name="WW_CharLFO9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9LVL9" style:display-name="WW_CharLFO9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2" style:display-name="WW_CharLFO10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0LVL3" style:display-name="WW_CharLFO10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5" style:display-name="WW_CharLFO10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0LVL6" style:display-name="WW_CharLFO10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8" style:display-name="WW_CharLFO10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0LVL9" style:display-name="WW_CharLFO10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1LVL2" style:display-name="WW_CharLFO11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1LVL3" style:display-name="WW_CharLFO11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1LVL5" style:display-name="WW_CharLFO11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1LVL6" style:display-name="WW_CharLFO11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1LVL8" style:display-name="WW_CharLFO11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1LVL9" style:display-name="WW_CharLFO11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2LVL2" style:display-name="WW_CharLFO12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2LVL3" style:display-name="WW_CharLFO12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2LVL5" style:display-name="WW_CharLFO12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2LVL6" style:display-name="WW_CharLFO12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2LVL8" style:display-name="WW_CharLFO12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2LVL9" style:display-name="WW_CharLFO12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5LVL2" style:display-name="WW_CharLFO15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5LVL3" style:display-name="WW_CharLFO15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5LVL5" style:display-name="WW_CharLFO15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5LVL6" style:display-name="WW_CharLFO15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5LVL8" style:display-name="WW_CharLFO15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5LVL9" style:display-name="WW_CharLFO15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6LVL2" style:display-name="WW_CharLFO16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6LVL3" style:display-name="WW_CharLFO16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6LVL5" style:display-name="WW_CharLFO16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6LVL6" style:display-name="WW_CharLFO16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6LVL8" style:display-name="WW_CharLFO16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6LVL9" style:display-name="WW_CharLFO16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7LVL2" style:display-name="WW_CharLFO17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7LVL3" style:display-name="WW_CharLFO17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7LVL5" style:display-name="WW_CharLFO17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7LVL6" style:display-name="WW_CharLFO17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7LVL8" style:display-name="WW_CharLFO17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7LVL9" style:display-name="WW_CharLFO17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8LVL2" style:display-name="WW_CharLFO18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8LVL3" style:display-name="WW_CharLFO18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8LVL4" style:display-name="WW_CharLFO18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8LVL5" style:display-name="WW_CharLFO18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8LVL6" style:display-name="WW_CharLFO18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8LVL7" style:display-name="WW_CharLFO18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8LVL8" style:display-name="WW_CharLFO18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8LVL9" style:display-name="WW_CharLFO18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9LVL2" style:display-name="WW_CharLFO19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9LVL3" style:display-name="WW_CharLFO19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9LVL4" style:display-name="WW_CharLFO19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9LVL5" style:display-name="WW_CharLFO19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9LVL6" style:display-name="WW_CharLFO19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9LVL7" style:display-name="WW_CharLFO19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9LVL8" style:display-name="WW_CharLFO19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9LVL9" style:display-name="WW_CharLFO19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0LVL2" style:display-name="WW_CharLFO20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0LVL3" style:display-name="WW_CharLFO20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0LVL5" style:display-name="WW_CharLFO20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0LVL6" style:display-name="WW_CharLFO20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0LVL7" style:display-name="WW_CharLFO20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0LVL8" style:display-name="WW_CharLFO20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0LVL9" style:display-name="WW_CharLFO20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1LVL2" style:display-name="WW_CharLFO21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1LVL3" style:display-name="WW_CharLFO21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1LVL4" style:display-name="WW_CharLFO2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1LVL5" style:display-name="WW_CharLFO21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1LVL6" style:display-name="WW_CharLFO21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1LVL7" style:display-name="WW_CharLFO2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1LVL8" style:display-name="WW_CharLFO21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1LVL9" style:display-name="WW_CharLFO21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2LVL2" style:display-name="WW_CharLFO22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2LVL3" style:display-name="WW_CharLFO22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2LVL4" style:display-name="WW_CharLFO2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2LVL5" style:display-name="WW_CharLFO22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2LVL6" style:display-name="WW_CharLFO22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2LVL7" style:display-name="WW_CharLFO2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2LVL8" style:display-name="WW_CharLFO22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2LVL9" style:display-name="WW_CharLFO22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3LVL1" style:display-name="WW_CharLFO2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3LVL2" style:display-name="WW_CharLFO23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3LVL3" style:display-name="WW_CharLFO23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3LVL4" style:display-name="WW_CharLFO2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3LVL5" style:display-name="WW_CharLFO23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3LVL6" style:display-name="WW_CharLFO23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3LVL7" style:display-name="WW_CharLFO2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3LVL8" style:display-name="WW_CharLFO23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3LVL9" style:display-name="WW_CharLFO23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4LVL1" style:display-name="WW_CharLFO24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4LVL2" style:display-name="WW_CharLFO24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4LVL3" style:display-name="WW_CharLFO24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4LVL4" style:display-name="WW_CharLFO2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4LVL5" style:display-name="WW_CharLFO24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4LVL6" style:display-name="WW_CharLFO24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4LVL7" style:display-name="WW_CharLFO2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4LVL8" style:display-name="WW_CharLFO24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4LVL9" style:display-name="WW_CharLFO24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5LVL1" style:display-name="WW_CharLFO2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5LVL2" style:display-name="WW_CharLFO25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5LVL3" style:display-name="WW_CharLFO25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5LVL4" style:display-name="WW_CharLFO2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5LVL5" style:display-name="WW_CharLFO25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5LVL6" style:display-name="WW_CharLFO25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5LVL7" style:display-name="WW_CharLFO2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5LVL8" style:display-name="WW_CharLFO25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5LVL9" style:display-name="WW_CharLFO25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6LVL1" style:display-name="WW_CharLFO26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6LVL2" style:display-name="WW_CharLFO26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6LVL3" style:display-name="WW_CharLFO26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6LVL4" style:display-name="WW_CharLFO26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6LVL5" style:display-name="WW_CharLFO26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6LVL6" style:display-name="WW_CharLFO26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6LVL7" style:display-name="WW_CharLFO26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6LVL8" style:display-name="WW_CharLFO26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6LVL9" style:display-name="WW_CharLFO26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7LVL1" style:display-name="WW_CharLFO2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7LVL2" style:display-name="WW_CharLFO27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7LVL3" style:display-name="WW_CharLFO27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7LVL4" style:display-name="WW_CharLFO2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7LVL5" style:display-name="WW_CharLFO27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7LVL6" style:display-name="WW_CharLFO27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7LVL7" style:display-name="WW_CharLFO2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7LVL8" style:display-name="WW_CharLFO27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7LVL9" style:display-name="WW_CharLFO27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8LVL1" style:display-name="WW_CharLFO2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8LVL2" style:display-name="WW_CharLFO28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8LVL3" style:display-name="WW_CharLFO28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8LVL4" style:display-name="WW_CharLFO28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8LVL5" style:display-name="WW_CharLFO28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8LVL6" style:display-name="WW_CharLFO28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8LVL7" style:display-name="WW_CharLFO28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8LVL8" style:display-name="WW_CharLFO28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8LVL9" style:display-name="WW_CharLFO28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9LVL1" style:display-name="WW_CharLFO29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9LVL2" style:display-name="WW_CharLFO29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9LVL3" style:display-name="WW_CharLFO29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9LVL4" style:display-name="WW_CharLFO29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9LVL5" style:display-name="WW_CharLFO29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9LVL6" style:display-name="WW_CharLFO29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9LVL7" style:display-name="WW_CharLFO29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9LVL8" style:display-name="WW_CharLFO29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9LVL9" style:display-name="WW_CharLFO29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0LVL1" style:display-name="WW_CharLFO3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0LVL2" style:display-name="WW_CharLFO30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0LVL3" style:display-name="WW_CharLFO30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0LVL4" style:display-name="WW_CharLFO30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0LVL5" style:display-name="WW_CharLFO30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0LVL6" style:display-name="WW_CharLFO30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0LVL7" style:display-name="WW_CharLFO30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0LVL8" style:display-name="WW_CharLFO30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0LVL9" style:display-name="WW_CharLFO30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1LVL1" style:display-name="WW_CharLFO3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1LVL2" style:display-name="WW_CharLFO31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1LVL3" style:display-name="WW_CharLFO31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1LVL4" style:display-name="WW_CharLFO3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1LVL5" style:display-name="WW_CharLFO31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1LVL6" style:display-name="WW_CharLFO31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1LVL7" style:display-name="WW_CharLFO3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1LVL8" style:display-name="WW_CharLFO31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1LVL9" style:display-name="WW_CharLFO31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2LVL1" style:display-name="WW_CharLFO3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2LVL2" style:display-name="WW_CharLFO32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2LVL3" style:display-name="WW_CharLFO32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2LVL4" style:display-name="WW_CharLFO3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2LVL5" style:display-name="WW_CharLFO32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2LVL6" style:display-name="WW_CharLFO32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2LVL7" style:display-name="WW_CharLFO3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2LVL8" style:display-name="WW_CharLFO32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2LVL9" style:display-name="WW_CharLFO32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3LVL1" style:display-name="WW_CharLFO3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3LVL2" style:display-name="WW_CharLFO33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3LVL3" style:display-name="WW_CharLFO33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3LVL4" style:display-name="WW_CharLFO3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3LVL5" style:display-name="WW_CharLFO33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3LVL6" style:display-name="WW_CharLFO33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3LVL7" style:display-name="WW_CharLFO3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3LVL8" style:display-name="WW_CharLFO33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3LVL9" style:display-name="WW_CharLFO33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4LVL1" style:display-name="WW_CharLFO34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4LVL2" style:display-name="WW_CharLFO34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4LVL3" style:display-name="WW_CharLFO34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4LVL4" style:display-name="WW_CharLFO3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4LVL5" style:display-name="WW_CharLFO34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4LVL6" style:display-name="WW_CharLFO34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4LVL7" style:display-name="WW_CharLFO3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4LVL8" style:display-name="WW_CharLFO34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4LVL9" style:display-name="WW_CharLFO34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5LVL1" style:display-name="WW_CharLFO3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5LVL2" style:display-name="WW_CharLFO35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5LVL3" style:display-name="WW_CharLFO35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5LVL4" style:display-name="WW_CharLFO3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5LVL5" style:display-name="WW_CharLFO35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5LVL6" style:display-name="WW_CharLFO35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5LVL7" style:display-name="WW_CharLFO3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5LVL8" style:display-name="WW_CharLFO35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5LVL9" style:display-name="WW_CharLFO35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6LVL1" style:display-name="WW_CharLFO36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6LVL2" style:display-name="WW_CharLFO36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6LVL3" style:display-name="WW_CharLFO36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6LVL4" style:display-name="WW_CharLFO36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6LVL5" style:display-name="WW_CharLFO36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6LVL6" style:display-name="WW_CharLFO36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6LVL7" style:display-name="WW_CharLFO36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6LVL8" style:display-name="WW_CharLFO36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6LVL9" style:display-name="WW_CharLFO36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7LVL1" style:display-name="WW_CharLFO3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7LVL2" style:display-name="WW_CharLFO37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7LVL3" style:display-name="WW_CharLFO37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7LVL4" style:display-name="WW_CharLFO3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7LVL5" style:display-name="WW_CharLFO37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7LVL6" style:display-name="WW_CharLFO37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7LVL7" style:display-name="WW_CharLFO3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7LVL8" style:display-name="WW_CharLFO37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7LVL9" style:display-name="WW_CharLFO37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8LVL1" style:display-name="WW_CharLFO3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8LVL2" style:display-name="WW_CharLFO38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8LVL3" style:display-name="WW_CharLFO38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8LVL4" style:display-name="WW_CharLFO38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8LVL5" style:display-name="WW_CharLFO38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8LVL6" style:display-name="WW_CharLFO38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8LVL7" style:display-name="WW_CharLFO38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8LVL8" style:display-name="WW_CharLFO38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8LVL9" style:display-name="WW_CharLFO38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9LVL1" style:display-name="WW_CharLFO39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9LVL2" style:display-name="WW_CharLFO39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9LVL3" style:display-name="WW_CharLFO39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9LVL4" style:display-name="WW_CharLFO39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9LVL5" style:display-name="WW_CharLFO39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9LVL6" style:display-name="WW_CharLFO39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9LVL7" style:display-name="WW_CharLFO39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9LVL8" style:display-name="WW_CharLFO39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9LVL9" style:display-name="WW_CharLFO39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0LVL1" style:display-name="WW_CharLFO4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0LVL2" style:display-name="WW_CharLFO40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0LVL3" style:display-name="WW_CharLFO40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0LVL4" style:display-name="WW_CharLFO40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0LVL5" style:display-name="WW_CharLFO40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0LVL6" style:display-name="WW_CharLFO40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0LVL7" style:display-name="WW_CharLFO40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0LVL8" style:display-name="WW_CharLFO40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0LVL9" style:display-name="WW_CharLFO40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1LVL1" style:display-name="WW_CharLFO4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1LVL2" style:display-name="WW_CharLFO41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1LVL3" style:display-name="WW_CharLFO41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1LVL4" style:display-name="WW_CharLFO4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1LVL5" style:display-name="WW_CharLFO41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1LVL6" style:display-name="WW_CharLFO41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1LVL7" style:display-name="WW_CharLFO4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1LVL8" style:display-name="WW_CharLFO41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1LVL9" style:display-name="WW_CharLFO41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2LVL1" style:display-name="WW_CharLFO4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2LVL2" style:display-name="WW_CharLFO42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2LVL3" style:display-name="WW_CharLFO42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2LVL4" style:display-name="WW_CharLFO4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2LVL5" style:display-name="WW_CharLFO42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2LVL6" style:display-name="WW_CharLFO42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2LVL7" style:display-name="WW_CharLFO4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2LVL8" style:display-name="WW_CharLFO42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2LVL9" style:display-name="WW_CharLFO42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3LVL1" style:display-name="WW_CharLFO4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3LVL2" style:display-name="WW_CharLFO43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3LVL3" style:display-name="WW_CharLFO43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3LVL4" style:display-name="WW_CharLFO4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3LVL5" style:display-name="WW_CharLFO43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3LVL6" style:display-name="WW_CharLFO43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3LVL7" style:display-name="WW_CharLFO4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3LVL8" style:display-name="WW_CharLFO43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3LVL9" style:display-name="WW_CharLFO43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4LVL1" style:display-name="WW_CharLFO44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4LVL2" style:display-name="WW_CharLFO44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4LVL3" style:display-name="WW_CharLFO44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4LVL4" style:display-name="WW_CharLFO4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4LVL5" style:display-name="WW_CharLFO44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4LVL6" style:display-name="WW_CharLFO44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4LVL7" style:display-name="WW_CharLFO4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4LVL8" style:display-name="WW_CharLFO44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4LVL9" style:display-name="WW_CharLFO44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598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.0$Linux_X86_64 LibreOffice_project/20$Build-2</meta:generator>
    <dc:title/>
    <dc:description/>
    <dc:subject/>
    <meta:initial-creator>Nicholas Santiago</meta:initial-creator>
    <meta:creation-date>2022-02-10T18:25:00Z</meta:creation-date>
    <dc:date>2022-04-05T21:32:04.414552952</dc:date>
    <meta:editing-cycles>9</meta:editing-cycles>
    <meta:editing-duration>PT16M48S</meta:editing-duration>
    <meta:document-statistic meta:table-count="0" meta:image-count="0" meta:object-count="0" meta:page-count="3" meta:paragraph-count="85" meta:word-count="1005" meta:character-count="7228" meta:non-whitespace-character-count="6209"/>
    <meta:template xlink:type="simple" xlink:actuate="onRequest" xlink:title="" xlink:href="Normal.dotm"/>
  </office:meta>
</office:document-meta>
</file>